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2.tif" manifest:media-type="image/tiff"/>
  <manifest:file-entry manifest:full-path="Pictures/1000020100000200000002007509D7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pr1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dia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3" style:family="presentation" style:parent-style-name="Master1-Layout1-title-Titeldia-notes">
      <style:graphic-properties draw:fill-color="#ffffff" fo:min-height="13.364cm"/>
    </style:style>
    <style:style style:name="pr4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en-obje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en-object-notes">
      <style:graphic-properties draw:fill-color="#ffffff" fo:min-height="13.364cm"/>
    </style:style>
    <style:style style:name="pr7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8" style:family="presentation" style:parent-style-name="Master1-Layout2-obj-Titel-en-objec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2.064cm" fo:margin-right="0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1-title-Titeldia" presentation:presentation-page-layout-name="AL1T33">
        <draw:frame draw:name="Titel 1" presentation:style-name="pr1" draw:text-style-name="P2" draw:layer="layout" svg:width="25.4cm" svg:height="4.083cm" svg:x="0cm" svg:y="0.924cm" presentation:class="title">
          <draw:text-box>
            <text:p text:style-name="P1"><text:span text:style-name="T1">Processing</text:span></text:p>
          </draw:text-box>
        </draw:frame>
        <draw:frame draw:name="Ondertitel 2" presentation:style-name="pr2" draw:text-style-name="P3" draw:layer="layout" svg:width="17.78cm" svg:height="4.868cm" svg:x="3.81cm" svg:y="10.795cm" presentation:class="subtitle" presentation:placeholder="true">
          <draw:text-box/>
        </draw:frame>
        <draw:frame draw:name="Picture 2" draw:style-name="gr1" draw:text-style-name="P4" draw:layer="layout" svg:width="12.431cm" svg:height="12.431cm" svg:x="6.299cm" svg:y="5.125cm">
          <draw:image xlink:href="Pictures/1000020100000200000002007509D741.png" xlink:type="simple" xlink:show="embed" xlink:actuate="onLoad">
            <text:p/>
          </draw:image>
          <svg:desc>C:\Users\Thijs\Documents\processing-2.2.1\lib\icons\pde-512.png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en-object" presentation:presentation-page-layout-name="AL2T18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Vandaag</text:span></text:p>
          </draw:text-box>
        </draw:frame>
        <draw:frame draw:name="Tijdelijke aanduiding voor inhoud 2" presentation:style-name="pr5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6"><text:span text:style-name="T2">Kleur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RGB</text:span></text:p>
                  </text:list-item>
                  <text:list-item>
                    <text:p text:style-name="P7"><text:span text:style-name="T3">Doorzichtigheid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Interactief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setup &amp; draw </text:span></text:p>
                  </text:list-item>
                  <text:list-item>
                    <text:p text:style-name="P7"><text:span text:style-name="T3">If statements</text:span></text:p>
                  </text:list-item>
                  <text:list-item>
                    <text:p text:style-name="P7"><text:span text:style-name="T3">Mui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Variabele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Boolean 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Titel-en-object" presentation:presentation-page-layout-name="AL2T18">
        <draw:frame draw:name="Titel 1" presentation:style-name="pr7" draw:text-style-name="P2" draw:layer="layout" svg:width="22.86cm" svg:height="3.175cm" svg:x="1.27cm" svg:y="0.763cm" presentation:class="title" presentation:placeholder="true">
          <draw:text-box/>
        </draw:frame>
        <draw:frame draw:name="Tijdelijke aanduiding voor inhoud 2" presentation:style-name="pr8" draw:text-style-name="P2" draw:layer="layout" svg:width="22.86cm" svg:height="12.572cm" svg:x="1.27cm" svg:y="4.445cm" presentation:class="outline" presentation:placeholder="true">
          <draw:text-box/>
        </draw:frame>
        <draw:frame draw:name="Picture 2" draw:style-name="gr1" draw:text-style-name="P4" draw:layer="layout" svg:width="13.229cm" svg:height="13.229cm" svg:x="5.899cm" svg:y="1.724cm">
          <draw:image xlink:href="Pictures/image2.tif" xlink:type="simple" xlink:show="embed" xlink:actuate="onLoad">
            <text:p/>
          </draw:image>
          <svg:desc>C:\Users\Thijs\Documents\ProcessingCursus\cursus2\poppetje_kleur.tif</svg:desc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a-background" style:family="presentation">
      <style:graphic-properties draw:stroke="none" draw:fill="solid" draw:fill-color="#ffffff"/>
      <style:text-properties style:letter-kerning="true"/>
    </style:style>
    <style:style style:name="Master1-Office-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a-outline1" style:family="presentation">
      <style:graphic-properties draw:stroke="none" draw:fill="none" draw:auto-grow-height="false" draw:fit-to-size="shrink-to-fit">
        <text:list-style style:name="Master1-Office-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outline2" style:family="presentation" style:parent-style-name="Master1-Office-thema-outline1">
      <style:paragraph-properties fo:margin-top="0.4cm" fo:margin-bottom="0cm"/>
      <style:text-properties fo:font-size="28pt" style:font-size-asian="28pt" style:font-size-complex="28pt"/>
    </style:style>
    <style:style style:name="Master1-Office-thema-outline3" style:family="presentation" style:parent-style-name="Master1-Office-thema-outline2">
      <style:paragraph-properties fo:margin-top="0.3cm" fo:margin-bottom="0cm"/>
      <style:text-properties fo:font-size="24pt" style:font-size-asian="24pt" style:font-size-complex="24pt"/>
    </style:style>
    <style:style style:name="Master1-Office-thema-outline4" style:family="presentation" style:parent-style-name="Master1-Office-thema-outline3">
      <style:paragraph-properties fo:margin-top="0.2cm" fo:margin-bottom="0cm"/>
      <style:text-properties fo:font-size="20pt" style:font-size-asian="20pt" style:font-size-complex="20pt"/>
    </style:style>
    <style:style style:name="Master1-Office-thema-outline5" style:family="presentation" style:parent-style-name="Master1-Office-thema-outline4">
      <style:paragraph-properties fo:margin-top="0.1cm" fo:margin-bottom="0cm"/>
      <style:text-properties fo:font-size="20pt" style:font-size-asian="20pt" style:font-size-complex="20pt"/>
    </style:style>
    <style:style style:name="Master1-Office-thema-outline6" style:family="presentation" style:parent-style-name="Master1-Office-thema-outline5">
      <style:paragraph-properties fo:margin-top="0.1cm" fo:margin-bottom="0cm"/>
      <style:text-properties fo:font-size="20pt" style:font-size-asian="20pt" style:font-size-complex="20pt"/>
    </style:style>
    <style:style style:name="Master1-Office-thema-outline7" style:family="presentation" style:parent-style-name="Master1-Office-thema-outline6">
      <style:paragraph-properties fo:margin-top="0.1cm" fo:margin-bottom="0cm"/>
      <style:text-properties fo:font-size="20pt" style:font-size-asian="20pt" style:font-size-complex="20pt"/>
    </style:style>
    <style:style style:name="Master1-Office-thema-outline8" style:family="presentation" style:parent-style-name="Master1-Office-thema-outline7">
      <style:paragraph-properties fo:margin-top="0.1cm" fo:margin-bottom="0cm"/>
      <style:text-properties fo:font-size="20pt" style:font-size-asian="20pt" style:font-size-complex="20pt"/>
    </style:style>
    <style:style style:name="Master1-Office-thema-outline9" style:family="presentation" style:parent-style-name="Master1-Office-thema-outline8">
      <style:paragraph-properties fo:margin-top="0.1cm" fo:margin-bottom="0cm"/>
      <style:text-properties fo:font-size="20pt" style:font-size-asian="20pt" style:font-size-complex="20pt"/>
    </style:style>
    <style:style style:name="Master1-Office-thema-subtitle" style:family="presentation">
      <style:graphic-properties draw:stroke="none" draw:fill="none" draw:textarea-vertical-align="middle">
        <text:list-style style:name="Master1-Office-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title" style:family="presentation">
      <style:graphic-properties draw:stroke="none" draw:fill="none" draw:textarea-vertical-align="middle">
        <text:list-style style:name="Master1-Office-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shrink-to-fit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shrink-to-fit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shrink-to-fit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shrink-to-fit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.4cm" fo:margin-bottom="0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.3cm" fo:margin-bottom="0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.2cm" fo:margin-bottom="0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shrink-to-fit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shrink-to-fit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shrink-to-fit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.4cm" fo:margin-bottom="0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.3cm" fo:margin-bottom="0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.2cm" fo:margin-bottom="0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.1cm" fo:margin-bottom="0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.1cm" fo:margin-bottom="0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.1cm" fo:margin-bottom="0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.1cm" fo:margin-bottom="0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.1cm" fo:margin-bottom="0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shrink-to-fit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shrink-to-fit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shrink-to-fit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shrink-to-fit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d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di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di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en-objec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en-obj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en-obj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ekop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ekop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ekop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ekop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ekop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Inhoud-van-twe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Inhoud-van-twe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Inhoud-van-twe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Inhoud-van-twe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Inhoud-van-twe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elijking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elijk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elijkin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elijking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elijking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Alleen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Alleen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Alleen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Alleen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Alleen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g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g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oud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oud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oud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oud-met-bij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oud-met-bij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Afbeelding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Afbeelding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Afbeelding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Afbeelding-met-bij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Afbeelding-met-bij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en-verticale-teks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en-verticale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en-verticale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en-verticale-teks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en-verticale-teks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e-titel-en-teks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e-titel-en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e-titel-en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e-titel-en-teks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e-titel-en-tek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a" style:page-layout-name="PM1" draw:style-name="Mdp1">
      <draw:frame draw:name="Tijdelijke aanduiding voor titel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tekst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Klik om de opmaakprofielen van de modeltekst te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a-title" draw:layer="backgroundobjects" svg:width="14.848cm" svg:height="11.136cm" svg:x="3.075cm" svg:y="2.257cm" presentation:class="page"/>
        <draw:frame presentation:style-name="Master1-Office-them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dia" style:page-layout-name="PM1" draw:style-name="Mdp1">
      <draw:frame draw:name="Titel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Klik om het opmaakprofiel te bewerken</text:span></text:p>
        </draw:text-box>
      </draw:frame>
      <draw:frame draw:name="Ondertitel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Klik om het opmaakprofiel van de modelondertitel te bewerken</text:span></text:p>
        </draw:text-box>
      </draw:frame>
      <draw:frame draw:name="Tijdelijke aanduiding voor datum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eldia-title" draw:layer="backgroundobjects" svg:width="0.001cm" svg:height="0.001cm" svg:x="0cm" svg:y="2.257cm" presentation:class="page"/>
        <draw:frame presentation:style-name="Master1-Layout1-title-Titeldi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en-object" style:page-layout-name="PM1" draw:style-name="Mdp1">
      <draw:frame draw:name="Titel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inhoud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Klik om de opmaakprofielen van de modeltekst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6">Vierde niveau</text:span><text:span text:style-name="MT6"><text:line-break/></text:span><text:span text:style-name="MT6">Vijfde niveau</text:span></text:p>
            </text:list-item>
          </text:list>
        </draw:text-box>
      </draw:frame>
      <draw:frame draw:name="Tijdelijke aanduiding voor datum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el-en-objec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en-object-title" draw:layer="backgroundobjects" svg:width="0.001cm" svg:height="0.001cm" svg:x="0cm" svg:y="2.257cm" presentation:class="page"/>
        <draw:frame presentation:style-name="Master1-Layout2-obj-Titel-en-objec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ekop" style:page-layout-name="PM1" draw:style-name="Mdp1">
      <draw:frame draw:name="Titel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Klik om het opmaakprofiel te bewerken</text:span></text:p>
        </draw:text-box>
      </draw:frame>
      <draw:frame draw:name="Tijdelijke aanduiding voor tekst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Klik om de opmaakprofielen van de modeltekst te bewerken</text:span></text:p>
            </text:list-item>
          </text:list>
        </draw:text-box>
      </draw:frame>
      <draw:frame draw:name="Tijdelijke aanduiding voor datum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ekop-title" draw:layer="backgroundobjects" svg:width="0.001cm" svg:height="0.001cm" svg:x="0cm" svg:y="2.257cm" presentation:class="page"/>
        <draw:frame presentation:style-name="Master1-Layout3-secHead-Sectiekop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Inhoud-van-twee" style:page-layout-name="PM1" draw:style-name="Mdp1">
      <draw:frame draw:name="Titel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inhoud 2" presentation:style-name="Mpr26" draw:text-style-name="MP6" draw:layer="backgroundobjects" svg:width="11.218cm" svg:height="12.572cm" svg:x="1.27cm" svg:y="4.445cm" presentation:class="title">
        <draw:text-box>
          <text:list text:style-name="ML4">
            <text:list-item>
              <text:p text:style-name="MP16"><text:span text:style-name="MT4">Klik om de opmaakprofielen van de modeltekst te bewerken</text:span><text:span text:style-name="MT4"><text:line-break/></text:span><text:span text:style-name="MT5">Tweede niveau</text:span><text:span text:style-name="MT5"><text:line-break/></text:span><text:span text:style-name="MT6">Derde niveau</text:span><text:span text:style-name="MT6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inhoud 3" presentation:style-name="Mpr26" draw:text-style-name="MP6" draw:layer="backgroundobjects" svg:width="11.218cm" svg:height="12.572cm" svg:x="12.912cm" svg:y="4.445cm" presentation:class="title">
        <draw:text-box>
          <text:list text:style-name="ML4">
            <text:list-item>
              <text:p text:style-name="MP16"><text:span text:style-name="MT4">Klik om de opmaakprofielen van de modeltekst te bewerken</text:span><text:span text:style-name="MT4"><text:line-break/></text:span><text:span text:style-name="MT5">Tweede niveau</text:span><text:span text:style-name="MT5"><text:line-break/></text:span><text:span text:style-name="MT6">Derde niveau</text:span><text:span text:style-name="MT6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ijdelijke aanduiding voor datum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Inhoud-van-twee-title" draw:layer="backgroundobjects" svg:width="0.001cm" svg:height="0.001cm" svg:x="0cm" svg:y="2.257cm" presentation:class="page"/>
        <draw:frame presentation:style-name="Master1-Layout4-twoObj-Inhoud-van-twe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elijking" style:page-layout-name="PM1" draw:style-name="Mdp1">
      <draw:frame draw:name="Titel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tekst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Klik om de opmaakprofielen van de modeltekst te bewerken</text:span></text:p>
            </text:list-item>
          </text:list>
        </draw:text-box>
      </draw:frame>
      <draw:frame draw:name="Tijdelijke aanduiding voor inhoud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Klik om de opmaakprofielen van de modeltekst te bewerken</text:span><text:span text:style-name="MT5"><text:line-break/></text:span><text:span text:style-name="MT6">Tweede niveau</text:span><text:span text:style-name="MT6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tekst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Klik om de opmaakprofielen van de modeltekst te bewerken</text:span></text:p>
            </text:list-item>
          </text:list>
        </draw:text-box>
      </draw:frame>
      <draw:frame draw:name="Tijdelijke aanduiding voor inhoud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Klik om de opmaakprofielen van de modeltekst te bewerken</text:span><text:span text:style-name="MT5"><text:line-break/></text:span><text:span text:style-name="MT6">Tweede niveau</text:span><text:span text:style-name="MT6"><text:line-break/></text:span><text:span text:style-name="MT11">Derde niveau</text:span><text:span text:style-name="MT11"><text:line-break/></text:span><text:span text:style-name="MT13">Vierde niveau</text:span><text:span text:style-name="MT13"><text:line-break/></text:span><text:span text:style-name="MT13">Vijfde niveau</text:span></text:p>
            </text:list-item>
          </text:list>
        </draw:text-box>
      </draw:frame>
      <draw:frame draw:name="Tijdelijke aanduiding voor datum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Vergelijking-title" draw:layer="backgroundobjects" svg:width="0.001cm" svg:height="0.001cm" svg:x="0cm" svg:y="2.257cm" presentation:class="page"/>
        <draw:frame presentation:style-name="Master1-Layout5-twoTxTwoObj-Vergelijking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Alleen-titel" style:page-layout-name="PM1" draw:style-name="Mdp1">
      <draw:frame draw:name="Titel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datum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Alleen-titel-title" draw:layer="backgroundobjects" svg:width="0.001cm" svg:height="0.001cm" svg:x="0cm" svg:y="2.257cm" presentation:class="page"/>
        <draw:frame presentation:style-name="Master1-Layout6-titleOnly-Alleen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g" style:page-layout-name="PM1" draw:style-name="Mdp1">
      <draw:frame draw:name="Tijdelijke aanduiding voor datum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Leeg-title" draw:layer="backgroundobjects" svg:width="0.001cm" svg:height="0.001cm" svg:x="0cm" svg:y="2.257cm" presentation:class="page"/>
        <draw:frame presentation:style-name="Master1-Layout7-blank-Leeg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oud-met-bijschrift" style:page-layout-name="PM1" draw:style-name="Mdp1">
      <draw:frame draw:name="Titel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Klik om het opmaakprofiel te bewerken</text:span></text:p>
        </draw:text-box>
      </draw:frame>
      <draw:frame draw:name="Tijdelijke aanduiding voor inhoud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Klik om de opmaakprofielen van de modeltekst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6">Vierde niveau</text:span><text:span text:style-name="MT6"><text:line-break/></text:span><text:span text:style-name="MT6">Vijfde niveau</text:span></text:p>
            </text:list-item>
          </text:list>
        </draw:text-box>
      </draw:frame>
      <draw:frame draw:name="Tijdelijke aanduiding voor tekst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Klik om de opmaakprofielen van de modeltekst te bewerken</text:span></text:p>
            </text:list-item>
          </text:list>
        </draw:text-box>
      </draw:frame>
      <draw:frame draw:name="Tijdelijke aanduiding voor datum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Inhoud-met-bijschrift-title" draw:layer="backgroundobjects" svg:width="0.001cm" svg:height="0.001cm" svg:x="0cm" svg:y="2.257cm" presentation:class="page"/>
        <draw:frame presentation:style-name="Master1-Layout8-objTx-Inhoud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Afbeelding-met-bijschrift" style:page-layout-name="PM1" draw:style-name="Mdp1">
      <draw:frame draw:name="Titel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Klik om het opmaakprofiel te bewerken</text:span></text:p>
        </draw:text-box>
      </draw:frame>
      <draw:frame draw:name="Tijdelijke aanduiding voor afbeelding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Tijdelijke aanduiding voor tekst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Klik om de opmaakprofielen van de modeltekst te bewerken</text:span></text:p>
            </text:list-item>
          </text:list>
        </draw:text-box>
      </draw:frame>
      <draw:frame draw:name="Tijdelijke aanduiding voor datum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Afbeelding-met-bijschrift-title" draw:layer="backgroundobjects" svg:width="0.001cm" svg:height="0.001cm" svg:x="0cm" svg:y="2.257cm" presentation:class="page"/>
        <draw:frame presentation:style-name="Master1-Layout9-picTx-Afbeelding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en-verticale-tekst" style:page-layout-name="PM1" draw:style-name="Mdp1">
      <draw:frame draw:name="Titel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verticale tekst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Klik om de opmaakprofielen van de modeltekst te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el-en-verticale-tekst-title" draw:layer="backgroundobjects" svg:width="0.001cm" svg:height="0.001cm" svg:x="0cm" svg:y="2.257cm" presentation:class="page"/>
        <draw:frame presentation:style-name="Master1-Layout10-vertTx-Titel-en-verticale-teks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e-titel-en-tekst" style:page-layout-name="PM1" draw:style-name="Mdp1">
      <draw:frame draw:name="Verticale titel 1" presentation:style-name="Mpr67" draw:text-style-name="MP20" draw:layer="backgroundobjects" svg:width="5.715cm" svg:height="16.254cm" svg:x="18.415cm" svg:y="0.763cm" presentation:class="title">
        <draw:text-box>
          <text:p text:style-name="MP5"><text:span text:style-name="MT2">Klik om het opmaakprofiel te bewerken</text:span></text:p>
        </draw:text-box>
      </draw:frame>
      <draw:frame draw:name="Tijdelijke aanduiding voor verticale tekst 2" presentation:style-name="Mpr68" draw:text-style-name="MP20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3">Klik om de opmaakprofielen van de modeltekst te bewerken</text:span></text:p>
              <text:list>
                <text:list-item>
                  <text:p text:style-name="MP8"><text:span text:style-name="MT4">Tweede niveau</text:span></text:p>
                  <text:list>
                    <text:list-item>
                      <text:p text:style-name="MP9"><text:span text:style-name="MT5">Derde niveau</text:span></text:p>
                      <text:list>
                        <text:list-item>
                          <text:p text:style-name="MP10"><text:span text:style-name="MT6">Vierde niveau</text:span></text:p>
                          <text:list>
                            <text:list-item>
                              <text:p text:style-name="MP11"><text:span text:style-name="MT6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15-08-23">23-08-15</text:date></text:span></text:p>
        </draw:text-box>
      </draw:frame>
      <draw:frame draw:name="Tijdelijke aanduiding voor voettekst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e-titel-en-tekst-title" draw:layer="backgroundobjects" svg:width="0.001cm" svg:height="0.001cm" svg:x="0cm" svg:y="2.257cm" presentation:class="page"/>
        <draw:frame presentation:style-name="Master1-Layout11-vertTitleAndTx-Verticale-titel-en-teks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dc:title>Processing</dc:title>
    <meta:initial-creator>Thijs van Beers</meta:initial-creator>
    <meta:creation-date>2014-10-06T18:30:20Z</meta:creation-date>
    <dc:date>2015-08-23T16:00:33.442621249</dc:date>
    <meta:editing-cycles>14</meta:editing-cycles>
    <meta:editing-duration>PT2H10M16S</meta:editing-duration>
    <meta:document-statistic meta:object-count="161"/>
  </office:meta>
</office:document-meta>
</file>